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Test Designs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FighterJet.java method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Equivalent partion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ValidateOrdance</text:p>
            <text:p>Import: inOrdance (String)</text:p>
            <text:p>Export: isValid (Boolean)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ed Results</text:p>
          </table:table-cell>
        </table:table-row>
        <table:table-row table:style-name="ro1">
          <table:table-cell office:value-type="string" calcext:value-type="string">
            <text:p>empty String</text:p>
          </table:table-cell>
          <table:table-cell office:value-type="string" calcext:value-type="string">
            <text:p>inOrdance = “ “ 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Non-empty String</text:p>
          </table:table-cell>
          <table:table-cell office:value-type="string" calcext:value-type="string">
            <text:p>inOrdance = “hey”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6" office:value-type="string" calcext:value-type="string" table:number-columns-spanned="3" table:number-rows-spanned="1">
            <text:p><text:span text:style-name="T1">validateWingSpan</text:span></text:p>
            <text:p><text:span text:style-name="T1">Import: inWingSpan (Real)</text:span></text:p>
            <text:p><text:span text:style-name="T1">Export: isValid (Boolean)</text:span>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WingSpan &lt; 2.20</text:p>
          </table:table-cell>
          <table:table-cell office:value-type="string" calcext:value-type="string">
            <text:p>inWingSpan = 1.0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&gt; 25.6</text:p>
          </table:table-cell>
          <table:table-cell office:value-type="string" calcext:value-type="string">
            <text:p>inWingSpan = 3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= 2.20 </text:p>
          </table:table-cell>
          <table:table-cell office:value-type="string" calcext:value-type="string">
            <text:p>inWingSpan = 2.20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inWingSpan <text:s/>= 25.6</text:p>
          </table:table-cell>
          <table:table-cell office:value-type="string" calcext:value-type="string">
            <text:p>inWingSpan = 25.6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2.20 &gt; inWingSpan &lt; 25.6</text:p>
          </table:table-cell>
          <table:table-cell office:value-type="string" calcext:value-type="string">
            <text:p>inWIngSpan = 14.0 </text:p>
          </table:table-cell>
          <table:table-cell office:value-type="string" calcext:value-type="string">
            <text:p>isValid = true 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calcTravelTime (fighterjet version)</text:p>
            <text:p>Import: distance (Integer)</text:p>
            <text:p>Inputs: wingSpan (Real), cylinders (integers)</text:p>
            <text:p>Export: timeHour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distance &gt; 0 </text:p>
            <text:p>wingSpan &lt; 2.20</text:p>
            <text:p>cylinders &lt; 2 </text:p>
          </table:table-cell>
          <table:table-cell office:value-type="string" calcext:value-type="string">
            <text:p>distance = 10 </text:p>
            <text:p>wingSpan = 1 </text:p>
            <text:p>cylinders = 1 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2.20 &gt;= wingSpan &lt;= 25.6</text:p>
            <text:p>cylinders &lt; 2 </text:p>
          </table:table-cell>
          <table:table-cell office:value-type="string" calcext:value-type="string">
            <text:p>distance = -5 </text:p>
            <text:p>wingSpan = 13.0</text:p>
            <text:p>cylinders = 1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lt; 2.20</text:p>
            <text:p>2 &gt;= cylinders &lt;= 20</text:p>
          </table:table-cell>
          <table:table-cell office:value-type="string" calcext:value-type="string">
            <text:p>distance = 5</text:p>
            <text:p>wingSpan = 1</text:p>
            <text:p>cylinders = 6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gt; 0 </text:p>
            <text:p>2.20 &gt;= wingSpan &lt;= 25.6</text:p>
            <text:p>2 &gt;= cylinders &lt;= 20</text:p>
          </table:table-cell>
          <table:table-cell office:value-type="string" calcext:value-type="string">
            <text:p>distance = 1000</text:p>
            <text:p>wingSpan = 4.0</text:p>
            <text:p>cylinders = 12</text:p>
          </table:table-cell>
          <table:table-cell office:value-type="string" calcext:value-type="string">
            <text:p>timeHours = 0.14</text:p>
          </table:table-cell>
        </table:table-row>
        <table:table-row table:style-name="ro2">
          <table:table-cell office:value-type="string" calcext:value-type="string">
            <text:p>distacne &gt; 0</text:p>
            <text:p>wingSpan &gt; 25.6</text:p>
            <text:p>cylinders &gt; 20</text:p>
          </table:table-cell>
          <table:table-cell office:value-type="string" calcext:value-type="string">
            <text:p>distance  = 3000</text:p>
            <text:p>wingSpan = 30</text:p>
            <text:p>cylinders = 26</text:p>
          </table:table-cell>
          <table:table-cell office:value-type="string" calcext:value-type="string">
            <text:p>timeHours = inValid </text:p>
          </table:table-cell>
        </table:table-row>
        <table:table-row table:style-name="ro2">
          <table:table-cell office:value-type="string" calcext:value-type="string">
            <text:p>distance &gt; 0-</text:p>
            <text:p>2.20 &gt;= wingSpan &lt;= 25.6</text:p>
            <text:p>cylinders &gt; 20</text:p>
          </table:table-cell>
          <table:table-cell office:value-type="string" calcext:value-type="string">
            <text:p>distance = 9000</text:p>
            <text:p>wingSpan = 20.0</text:p>
            <text:p>cylinders = 30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= 8 000</text:p>
            <text:p>wingSpan = 40</text:p>
            <text:p>cylinders = 4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 </text:p>
            <text:p>wingSpan &lt; 2.20</text:p>
            <text:p>cylinders &lt; 2 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lt; 2 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wingSpan &lt; 2.20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2.20 &gt;= wingSpan &lt;= 25.6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cne &lt; 0</text:p>
            <text:p>wingSpan &gt; 25.6</text:p>
            <text:p>cylinders &gt;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gt; 20</text:p>
          </table:table-cell>
          <table:table-cell/>
          <table:table-cell office:value-type="string" calcext:value-type="string">
            <text:p>timeHout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wingSpan &lt; 0</text:p>
            <text:p>cylinders &lt; 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validateHull</text:p>
            <text:p>Imports: inHull (String)</text:p>
            <text:p>return: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Hull an empty string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not equal to steel or</text:p>
            <text:p>alloy or titanium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 equal to steel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steel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Steel with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alloy, in 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titanium, in</text:p>
            <text:p>all capiti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all 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Engine.java</text:p>
          </table:table-cell>
          <table:covered-table-cell table:number-columns-repeated="2"/>
        </table:table-row>
        <table:table-row table:style-name="ro2">
          <table:table-cell table:style-name="ce7" office:value-type="string" calcext:value-type="string" table:number-columns-spanned="3" table:number-rows-spanned="1">
            <text:p>Submodule: validateCylinders</text:p>
            <text:p>Imports: inCylinders (Rea)</text:p>
            <text:p>Export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Cylinders &lt;= 2</text:p>
          </table:table-cell>
          <table:table-cell office:value-type="string" calcext:value-type="string">
            <text:p>inCylinders = 1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Cylinders <text:s/>&gt;= 20</text:p>
          </table:table-cell>
          <table:table-cell office:value-type="string" calcext:value-type="string">
            <text:p>inCylinders = 40</text:p>
          </table:table-cell>
          <table:table-cell office:value-type="string" calcext:value-type="string">
            <text:p>isValid = false </text:p>
          </table:table-cell>
        </table:table-row>
        <table:table-row table:style-name="ro1">
          <table:table-cell office:value-type="string" calcext:value-type="string">
            <text:p>2 &gt; inCylinders &lt; 20</text:p>
          </table:table-cell>
          <table:table-cell office:value-type="string" calcext:value-type="string">
            <text:p>inCylinderd = 26</text:p>
          </table:table-cell>
          <table:table-cell office:value-type="string" calcext:value-type="string">
            <text:p>isValid = true</text:p>
          </table:table-cell>
        </table:table-row>
        <table:table-row table:style-name="ro2">
          <table:table-cell table:style-name="ce7" office:value-type="string" calcext:value-type="string" table:number-columns-spanned="3" table:number-rows-spanned="1">
            <text:p>validateFuel</text:p>
            <text:p>Import: inFuel (String)</text:p>
            <text:p>Export: isValid (Boolean)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inFuel is equal to battery in</text:p>
            <text:p>upper cases</text:p>
          </table:table-cell>
          <table:table-cell office:value-type="string" calcext:value-type="string">
            <text:p>inFuel = “BATTERY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 to battery in </text:p>
            <text:p>lower cases</text:p>
          </table:table-cell>
          <table:table-cell office:value-type="string" calcext:value-type="string">
            <text:p>inFuel <text:s/>= “battery”</text:p>
          </table:table-cell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Fuel  is equal to diesel in</text:p>
            <text:p>upper cases</text:p>
          </table:table-cell>
          <table:table-cell office:value-type="string" calcext:value-type="string">
            <text:p>inFuel = “DIESEL”</text:p>
          </table:table-cell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Fuel  is equal to  diesel in</text:p>
            <text:p>lower cases</text:p>
          </table:table-cell>
          <table:table-cell office:value-type="string" calcext:value-type="string">
            <text:p>inFuel <text:s/>= “diesel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 bio in</text:p>
            <text:p>upp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 bio in </text:p>
            <text:p>low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</text:p>
            <text:p>an empty string</text:p>
          </table:table-cell>
          <table:table-cell office:value-type="string" calcext:value-type="string">
            <text:p>inFuel <text:s/>= “”</text:p>
          </table:table-cell>
          <table:table-cell office:value-type="string" calcext:value-type="string">
            <text:p>isValid = <text:s/>false</text:p>
          </table:table-cell>
        </table:table-row>
        <table:table-row table:style-name="ro4">
          <table:table-cell office:value-type="string" calcext:value-type="string">
            <text:p>inFuel is equal to</text:p>
            <text:p>string with special characters</text:p>
          </table:table-cell>
          <table:table-cell office:value-type="string" calcext:value-type="string">
            <text:p>inFuel <text:s/>= “#%^&amp;%”</text:p>
          </table:table-cell>
          <table:table-cell office:value-type="string" calcext:value-type="string">
            <text:p>isValid = <text:s/>fals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22:14:59.730282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13:07.909950865</meta:creation-date>
    <dc:date>2019-05-20T08:00:57.048806795</dc:date>
    <meta:editing-duration>PT7H51M20S</meta:editing-duration>
    <meta:editing-cycles>12</meta:editing-cycles>
    <meta:generator>LibreOffice/6.0.7.3$Linux_X86_64 LibreOffice_project/00m0$Build-3</meta:generator>
    <meta:document-statistic meta:table-count="1" meta:cell-count="127" meta:object-count="0"/>
  </office:meta>
</office:document-meta>
</file>